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ceptorRegistry.addWebRequestInterceptor( WebRequest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ceptorRegistry.ge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ceptorRegistry.addInterceptor( Handler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